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1" style:family="table-row">
      <style:table-row-properties style:min-row-height="0.99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05d0" officeooo:paragraph-rsid="001305d0"/>
    </style:style>
    <style:style style:name="P2" style:family="paragraph" style:parent-style-name="Table_20_Contents">
      <style:paragraph-properties fo:text-align="center" style:justify-single-word="false"/>
      <style:text-properties officeooo:rsid="001305d0" officeooo:paragraph-rsid="001305d0"/>
    </style:style>
    <style:style style:name="P3" style:family="paragraph" style:parent-style-name="Table_20_Contents">
      <style:text-properties officeooo:paragraph-rsid="001305d0"/>
    </style:style>
    <style:style style:name="T1" style:family="text">
      <style:text-properties officeooo:rsid="001305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2">Composant</text:p>
          </table:table-cell>
          <table:table-cell table:style-name="Tableau1.B1" office:value-type="string">
            <text:p text:style-name="P2">Fonction</text:p>
          </table:table-cell>
        </table:table-row>
        <table:table-row table:style-name="Tableau1.1">
          <table:table-cell table:style-name="Tableau1.A2" office:value-type="string">
            <text:p text:style-name="P2">Bloc Titre </text:p>
            <text:p text:style-name="P2">Hauteur : 10 % de la taille de l’application</text:p>
          </table:table-cell>
          <table:table-cell table:style-name="Tableau1.B2" office:value-type="string">
            <text:p text:style-name="P2">Affiche le titre &lt;h1&gt; de l’application « TODO LIST » </text:p>
          </table:table-cell>
        </table:table-row>
        <table:table-row>
          <table:table-cell table:style-name="Tableau1.A2" office:value-type="string">
            <text:p text:style-name="P1">Bloc central – Liste des tâches en cours – </text:p>
            <text:p text:style-name="P1">Hauteur : 70 % de la taille de l’application</text:p>
            <text:p text:style-name="P1">Largeur : 90 % de la taille de l’application</text:p>
          </table:table-cell>
          <table:table-cell table:style-name="Tableau1.B2" office:value-type="string">
            <text:p text:style-name="P1">- <text:s/>Affiche la liste des tâches en cours </text:p>
            <text:p text:style-name="P1">- Une tâche urgente aura une icône attention à côté de celle-ci </text:p>
            <text:p text:style-name="P1">- Lorsque le statut d’une tâche passe à « terminée », la tâche est alors barrée sur la liste </text:p>
            <text:p text:style-name="P1">- l’overflow est géré par un système de multi-page, 2 boutons « Précédent » « Suivant »</text:p>
            <text:p text:style-name="P1">- 1 case avec le numéro de la page actuelle en milieu des 2 boutons </text:p>
          </table:table-cell>
        </table:table-row>
        <table:table-row>
          <table:table-cell table:style-name="Tableau1.A2" office:value-type="string">
            <text:p text:style-name="P1">Bloc bas-gauche – Ajout de tâche</text:p>
            <text:p text:style-name="P1">Hauteur : 25 % de la taille de l’application</text:p>
            <text:p text:style-name="P1">Largeur : 40 % de la taille de l’application</text:p>
          </table:table-cell>
          <table:table-cell table:style-name="Tableau1.B2" office:value-type="string">
            <text:p text:style-name="P1">-Zone de texte pour écrire la tâche voulue</text:p>
            <text:p text:style-name="P1">- 2 options disponibles pour le statut de la tâche : urgente ou normale – options en checkbox – checkbox « urgente » ajoutera un icône « attention » à côté de la tâche</text:p>
            <text:p text:style-name="P1">- 1 bouton « Ajouter » pour ajouter la tâche dans le bloc central </text:p>
          </table:table-cell>
        </table:table-row>
        <table:table-row>
          <table:table-cell table:style-name="Tableau1.A2" office:value-type="string">
            <text:p text:style-name="P1">Bloc bas-droite – Valider/ Modifier une tâche</text:p>
            <text:p text:style-name="P1">Hauteur : 25 % de la taille de l’application</text:p>
            <text:p text:style-name="P1">Largeur : 40 % de la taille de l’application</text:p>
          </table:table-cell>
          <table:table-cell table:style-name="Tableau1.B2" office:value-type="string">
            <text:p text:style-name="Table_20_Contents">- <text:s/><text:span text:style-name="T1">1 liste déroulant avec la liste des tâches</text:span></text:p>
            <text:p text:style-name="P3">- <text:span text:style-name="T1">3 checkbox pour modifier le statut de la tâche sélectionnée dans la liste : « Urgente » - « Normale » - « Terminée » - checkbox « urgente » ajoutera un icône « attention » à côté de la tâche</text:span></text:p>
            <text:p text:style-name="Table_20_Contents">- <text:span text:style-name="T1">1 bouton « MAJ » pour mettre à jour la tâche dans le bloc central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2T08:48:00.475000000</meta:creation-date>
    <dc:date>2020-10-02T08:59:16.309000000</dc:date>
    <meta:editing-duration>PT11M16S</meta:editing-duration>
    <meta:editing-cycles>1</meta:editing-cycles>
    <meta:document-statistic meta:table-count="1" meta:image-count="0" meta:object-count="0" meta:page-count="1" meta:paragraph-count="25" meta:word-count="287" meta:character-count="1441" meta:non-whitespace-character-count="1162"/>
    <meta:generator>LibreOffice/6.3.2.2$Windows_X86_64 LibreOffice_project/98b30e735bda24bc04ab42594c85f7fd8be07b9c</meta:generator>
  </office:meta>
</office:document-meta>
</file>